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Verdana" svg:font-family="Verdan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.4165in" fo:margin-right="0.3126in" fo:margin-top="0.052in" fo:margin-bottom="0.0835in" style:line-height-at-least="0.1665in" fo:text-indent="0in" style:auto-text-indent="false"/>
    </style:style>
    <style:style style:name="P2" style:family="paragraph" style:parent-style-name="Text_20_body" style:list-style-name="L1">
      <style:paragraph-properties fo:margin-left="0.4165in" fo:margin-right="0.3126in" fo:margin-top="0.052in" fo:margin-bottom="0.0835in" style:line-height-at-least="0.1665in" fo:text-indent="0in" style:auto-text-indent="false"/>
      <style:text-properties fo:font-variant="normal" fo:text-transform="none" fo:color="#ffffff" style:font-name="Verdana" fo:font-size="7.5pt" fo:letter-spacing="normal" fo:font-style="normal" fo:font-weight="normal"/>
    </style:style>
    <style:style style:name="P3" style:family="paragraph" style:parent-style-name="Text_20_body">
      <style:paragraph-properties fo:margin-left="0.4165in" fo:margin-right="0.3126in" fo:margin-top="0.052in" fo:margin-bottom="0.0835in" style:line-height-at-least="0.1665in" fo:text-indent="0in" style:auto-text-indent="false"/>
      <style:text-properties fo:font-variant="normal" fo:text-transform="none" fo:color="#ffffff" style:font-name="Verdana" fo:font-size="10pt" fo:letter-spacing="normal" fo:font-style="normal" fo:font-weight="normal" style:font-size-asian="10pt" style:font-size-complex="10pt"/>
    </style:style>
    <style:style style:name="P4" style:family="paragraph" style:parent-style-name="Text_20_body" style:list-style-name="L1">
      <style:paragraph-properties fo:margin-left="0.4165in" fo:margin-right="0.3126in" fo:margin-top="0.052in" fo:margin-bottom="0.0835in" style:line-height-at-least="0.1665in" fo:text-indent="0in" style:auto-text-indent="false"/>
      <style:text-properties fo:font-variant="normal" fo:text-transform="none" fo:color="#ffffff" style:font-name="Verdana" fo:font-size="10pt" fo:letter-spacing="normal" fo:font-style="normal" fo:font-weight="normal" style:font-size-asian="10pt" style:font-size-complex="10pt"/>
    </style:style>
    <style:style style:name="P5" style:family="paragraph" style:parent-style-name="Text_20_body" style:list-style-name="L1">
      <style:paragraph-properties fo:margin-left="0.4165in" fo:margin-right="0.3126in" fo:margin-top="0.052in" fo:margin-bottom="0.0835in" style:line-height-at-least="0.1665in" fo:text-indent="0in" style:auto-text-indent="false"/>
      <style:text-properties fo:font-variant="normal" fo:text-transform="none" fo:color="#ffffff" style:font-name="Verdana" fo:font-size="10pt" fo:letter-spacing="normal" fo:font-style="normal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6" style:family="paragraph" style:parent-style-name="Text_20_body" style:list-style-name="L1">
      <style:paragraph-properties fo:margin-left="0.4925in" fo:margin-right="0.3126in" fo:margin-top="0.0098in" fo:margin-bottom="0in" style:line-height-at-least="0.1665in" fo:text-indent="0in" style:auto-text-indent="false"/>
      <style:text-properties fo:font-variant="normal" fo:text-transform="none" fo:color="#ffffff" style:font-name="Verdana" fo:font-size="7.5pt" fo:letter-spacing="normal" fo:font-style="normal" fo:font-weight="normal"/>
    </style:style>
    <style:style style:name="T1" style:family="text">
      <style:text-properties fo:font-variant="normal" fo:text-transform="none" fo:color="#ffffff" style:font-name="Verdana" fo:font-size="7.5pt" fo:letter-spacing="normal" fo:font-style="normal" fo:font-weight="normal"/>
    </style:style>
    <style:style style:name="T2" style:family="text">
      <style:text-properties fo:font-variant="normal" fo:text-transform="none" fo:color="#ffffff" style:font-name="Verdana" fo:letter-spacing="normal" fo:font-style="normal" fo:font-weight="normal"/>
    </style:style>
    <style:style style:name="T3" style:family="text">
      <style:text-properties fo:font-variant="normal" fo:text-transform="none" fo:color="#ffffff" style:font-name="Verdana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ffffff" style:font-name="Verdana" fo:font-size="10pt" fo:letter-spacing="normal" fo:font-style="normal" fo:font-weight="normal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style:font-weight-asian="normal" style:font-weight-complex="normal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4">The Basics</text:span></text:span></text:p>
      <text:p text:style-name="P3">The process of making and releasing a computer game will probably feature the following aspects:</text:p>
      <text:p text:style-name="P3"/>
      <text:list xml:id="list1280973481617948268" text:style-name="L1">
        <text:list-item>
          <text:p text:style-name="P5">Game design</text:p>
          <text:list>
            <text:list-item>
              <text:list>
                <text:list-item>
                  <text:list>
                    <text:list-header>
                      <text:p text:style-name="P6">- Try to get the player making interesting, meaningful decisions as quickly as possible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6"><text:s text:c="8"/>- Good story choices<text:line-break/>- Try to minimize the total amount of time the player has to do boring things</text:p>
                                              <text:p text:style-name="P6"><text:s text:c="8"/>- No little minions or grind<text:line-break/>- Try to include at least one completely innovative element, even if it’s just a small thing 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  <text:p text:style-name="P2"><text:s text:c="10"/>- (??)</text:p>
          <text:p text:style-name="P2"/>
          <text:p text:style-name="P4">- <text:span text:style-name="T6">Code</text:span><text:span text:style-name="T9"> (I)</text:span></text:p>
          <text:p text:style-name="P4"><text:line-break/>- <text:span text:style-name="T6">Level design</text:span></text:p>
          <text:p text:style-name="P4"><text:span text:style-name="T6"><text:line-break/></text:span><text:span text:style-name="T8">- </text:span><text:span text:style-name="T6">Art and animation</text:span></text:p>
          <text:p text:style-name="P4"><text:span text:style-name="T6"><text:line-break/></text:span><text:span text:style-name="T8">- </text:span><text:span text:style-name="T6">Audio and music</text:span></text:p>
          <text:p text:style-name="P4"><text:span text:style-name="T6"><text:line-break/></text:span><text:span text:style-name="T8">- </text:span><text:span text:style-name="T6">Writing</text:span><text:span text:style-name="T9"> (Rayelle and I)</text:span></text:p>
          <text:p text:style-name="P4"><text:span text:style-name="T6"><text:line-break/></text:span><text:span text:style-name="T8">- </text:span><text:span text:style-name="T6">Biz</text:span><text:span text:style-name="T9"> (legal, marketing, PR, bits of web dev and other miscellany) (??)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Verdana" svg:font-family="Verdan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8T05:05:42.69</dc:date>
    <meta:generator>OpenOffice.org/3.4.1$Win32 OpenOffice.org_project/341m1$Build-9593</meta:generator>
    <meta:document-statistic meta:table-count="0" meta:image-count="0" meta:object-count="0" meta:page-count="1" meta:paragraph-count="13" meta:word-count="121" meta:character-count="628"/>
    <meta:editing-duration>PT12H57M39S</meta:editing-duration>
    <meta:editing-cycles>1</meta:editing-cycles>
  </office:meta>
</office:document-meta>
</file>